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73f4" officeooo:paragraph-rsid="000473f4" style:font-weight-asian="bold" style:font-weight-complex="bold"/>
    </style:style>
    <style:style style:name="P2" style:family="paragraph" style:parent-style-name="Standard" style:list-style-name="L1">
      <style:text-properties fo:font-weight="bold" officeooo:rsid="000473f4" officeooo:paragraph-rsid="000473f4" style:font-weight-asian="bold" style:font-weight-complex="bold"/>
    </style:style>
    <style:style style:name="P3" style:family="paragraph" style:parent-style-name="Standard" style:list-style-name="L1">
      <style:text-properties fo:font-weight="normal" officeooo:rsid="000473f4" officeooo:paragraph-rsid="000473f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fil de Usuários:</text:p>
      <text:p text:style-name="P1"/>
      <text:list xml:id="list750854287908795341" text:style-name="L1">
        <text:list-item>
          <text:p text:style-name="P2">Condomínio (administrador)</text:p>
          <text:list>
            <text:list-item>
              <text:p text:style-name="P3">Pode realizar todas as operações e ter acesso a todas as funcionalidades</text:p>
              <text:list>
                <text:list-item>
                  <text:p text:style-name="P3">Funcionário/Condômino</text:p>
                  <text:list>
                    <text:list-item>
                      <text:p text:style-name="P3">O perfil de Condomínio será de um usuário somente que será carregado na subida do sistema (primeira vez)</text:p>
                    </text:list-item>
                  </text:list>
                </text:list-item>
                <text:list-item>
                  <text:p text:style-name="P3">Visitante</text:p>
                </text:list-item>
                <text:list-item>
                  <text:p text:style-name="P3">Veículo</text:p>
                </text:list-item>
                <text:list-item>
                  <text:p text:style-name="P3">Reserva</text:p>
                </text:list-item>
                <text:list-item>
                  <text:p text:style-name="P3">Edital</text:p>
                </text:list-item>
                <text:list-item>
                  <text:p text:style-name="P3">Ocorrência</text:p>
                </text:list-item>
              </text:list>
            </text:list-item>
          </text:list>
        </text:list-item>
        <text:list-item>
          <text:p text:style-name="P2">Condômino (morador)</text:p>
          <text:list>
            <text:list-item>
              <text:p text:style-name="P3">Reserva</text:p>
              <text:list>
                <text:list-item>
                  <text:p text:style-name="P3">incluir reserva, remover somente a própria reserva, alterar a própria reserva, pesquisar reservas</text:p>
                </text:list-item>
              </text:list>
            </text:list-item>
            <text:list-item>
              <text:p text:style-name="P3">Edital</text:p>
              <text:list>
                <text:list-item>
                  <text:p text:style-name="P3">Incluir edital, remover somente o próprio edital, alterar o próprio edital, pesquisar editais </text:p>
                </text:list-item>
              </text:list>
            </text:list-item>
            <text:list-item>
              <text:p text:style-name="P3">Ocorrência (reclamação)</text:p>
              <text:list>
                <text:list-item>
                  <text:p text:style-name="P3">incluir reclamações, remover somente a própria reclamação, alterar a própria reclamação, pesquisar reclamações</text:p>
                </text:list-item>
              </text:list>
            </text:list-item>
          </text:list>
        </text:list-item>
        <text:list-item>
          <text:p text:style-name="P2">Funcionário</text:p>
          <text:list>
            <text:list-item>
              <text:p text:style-name="P3">Visitante</text:p>
              <text:list>
                <text:list-item>
                  <text:p text:style-name="P3">Incluir visitante, remover visitante, alterar visitantes, dar entrada a visitantes, pesquisar visitantes existente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9:25:44.941046465</meta:creation-date>
    <dc:date>2016-05-23T19:58:17.608596349</dc:date>
    <meta:editing-duration>PT21M32S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1" meta:paragraph-count="20" meta:word-count="120" meta:character-count="794" meta:non-whitespace-character-count="712"/>
  </office:meta>
</office:document-meta>
</file>